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ES" officeooo:rsid="00017187" officeooo:paragraph-rsid="00017187"/>
    </style:style>
    <style:style style:name="P2" style:family="paragraph" style:parent-style-name="Standard">
      <style:paragraph-properties fo:text-align="justify" style:justify-single-word="false"/>
      <style:text-properties fo:language="es" fo:country="ES" officeooo:rsid="00036404" officeooo:paragraph-rsid="00036404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036404" officeooo:paragraph-rsid="0003646b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rsid="0003646b" officeooo:paragraph-rsid="0003646b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4c8c" officeooo:paragraph-rsid="00054c8c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6f331" officeooo:paragraph-rsid="0006f331"/>
    </style:style>
    <style:style style:name="T1" style:family="text">
      <style:text-properties officeooo:rsid="0003646b"/>
    </style:style>
    <style:style style:name="T2" style:family="text">
      <style:text-properties officeooo:rsid="000419b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e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 En general me <text:span text:style-name="T4">sentí</text:span> muy inspirado por casi toda la materia, siento que nos <text:span text:style-name="T4">enseño</text:span> m<text:span text:style-name="T4">u</text:span>ch<text:span text:style-name="T4">o</text:span> obre trabajar en equipo y ademas que aprendimos a trabajar con un framework. Una de las cosas mas importantes creo que fue que aprendimos a manejar proyectos grandes y en equipo con el uso de redmine e Git.</text:p>
      <text:p text:style-name="P1"/>
      <text:p text:style-name="P1"><text:span text:style-name="T3">2)</text:span> La <text:span text:style-name="T4">sección</text:span> de patrones de diseño siento que no causo una buena conexión y siento que este tema es algo que <text:span text:style-name="T4">debería</text:span> darse con mas detalle, y ejercitar este conocimiento haciendo diseños en clase con los profesores</text:p>
      <text:p text:style-name="P1"/>
      <text:p text:style-name="P1"><text:span text:style-name="T3">3)</text:span> En general tuve una buena experiencia con las herramientas, particularmente con <text:span text:style-name="T4">Git</text:span>, la cual utilice para los proyectos de otras materias <text:span text:style-name="T4">también</text:span>, trabajar con Django fue bastante interesante ya que fue mi primera experiencia con un framework y me siento mas cerca de la realidad laboral de mi carrera. Ahora el problema que tuve fue en cuanto a la enseñanza, se nos dio una <text:span text:style-name="T4">guiá</text:span> muy <text:span text:style-name="T4">básica</text:span> de estas herramientas y mayormente a <text:span text:style-name="T4">través</text:span> de laminas de powerpoint, para programas como estos me parece un <text:span text:style-name="T4">método</text:span> de enseñanza muy ineficiente para herramientas complicadas como Django, mi equipo fue aprendiendo sobre la marcha pero siento que se <text:span text:style-name="T4">podría</text:span> mejorar ese aspecto de la matera.</text:p>
      <text:p text:style-name="P1"/>
      <text:p text:style-name="P2"><text:span text:style-name="T3">4)</text:span> Si lo <text:span text:style-name="T4">haría</text:span>, de hecho para este verano trabajare en una empresa llamada “Integra Consultores” y nos <text:span text:style-name="T4">harán</text:span> trabajar bajo una <text:span text:style-name="T4">metodología</text:span> parecida al <text:span text:style-name="T4">Scrum.</text:span> Scrum me <text:span text:style-name="T4">pareció</text:span> una <text:span text:style-name="T4">metodología</text:span> muy eficiente, aunque siento que es una <text:span text:style-name="T4">metodología</text:span> que exige mucha <text:span text:style-name="T4">dedicación</text:span> ya que consta de entregas en tiempo muy corto, en un ambiente de trabajo me <text:span text:style-name="T4">gustaría</text:span> aplicar <text:span text:style-name="T4">Scrum.</text:span></text:p>
      <text:p text:style-name="P2"/>
      <text:p text:style-name="P2"><text:span text:style-name="T3">5)</text:span> Si me ayudo a trabajar en equipo, desde las herramientas como <text:span text:style-name="T4">Git</text:span> o redmine hasta las <text:span text:style-name="T4">técnicas</text:span> de retrospectiva, siento que este trimestre formamos un equipo solido y fuerte que puede durar mas que solo esta materia</text:p>
      <text:p text:style-name="P2"/>
      <text:p text:style-name="P2"><text:span text:style-name="T3">6) </text:span>SAFE Software DeVeloPment</text:p>
      <text:p text:style-name="P2"/>
      <text:p text:style-name="P3"><text:tab/> MVP: Pedro y Stefani</text:p>
      <text:p text:style-name="P3"/>
      <text:p text:style-name="P3"><text:tab/><text:span text:style-name="T1">Pedro fue una fuente de creatividad durante todo el proyecto, aunque sus ideas o métodos no fuesen siempre los mas ordenados, siempre traían buenos resultados</text:span></text:p>
      <text:p text:style-name="P3"/>
      <text:p text:style-name="P3"><text:tab/><text:span text:style-name="T1">Stefani mostró aptitudes de liderazgo al organizar semana tras semana al equipo y al mismo tiempo aportar ideas de diseños</text:span></text:p>
      <text:p text:style-name="P2"/>
      <text:p text:style-name="P2"><text:span text:style-name="T3">7)</text:span> 5/5 , fue un equipo bastante fluido y creativo, ademas que todos nos apoyamos mutuamente en todo momento, incluso en otras materias. Si pudiese dar <text:span text:style-name="T1">un consejo a mi equipo es que sigamos trabajando duro.</text:span></text:p>
      <text:p text:style-name="P2"/>
      <text:p text:style-name="P4"><text:span text:style-name="T3">8)</text:span> Principalmente aconsejo trabajar en la comunicación, hubo muchos conflictos entre las <text:span text:style-name="T4">decisiones</text:span> de algunos profesores y los alumnos <text:span text:style-name="T4">quedábamos</text:span> atra<text:span text:style-name="T2">pados en el medio de esta falta de comunicación.</text:span></text:p>
      <text:p text:style-name="P4"/>
      <text:p text:style-name="P5"><text:span text:style-name="T3">10)</text:span> Personalmente me encanta la materia, desde hace mucho que <text:span text:style-name="T4">había</text:span> decidido dedicarme al desarrollo de software y luego de vivir esta experiencia me siento mucho mas decidido. Me encanto esta experiencia simulada de un ambiente de trabajo, desde las negociaciones con el <text:span text:style-name="T4">P</text:span>roduct-<text:span text:style-name="T4">O</text:span>wner hasta las defensas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20:08:10.359763681</meta:creation-date>
    <dc:date>2015-06-25T22:01:35.265000000</dc:date>
    <meta:editing-duration>PT24M12S</meta:editing-duration>
    <meta:editing-cycles>8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12" meta:word-count="471" meta:character-count="2822" meta:non-whitespace-character-count="2359"/>
  </office:meta>
</office:document-meta>
</file>